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25.887cm"/>
    </style:style>
    <style:style style:name="Table1.A1" style:family="table-cell">
      <style:table-cell-properties style:vertical-align="middle"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fo:font-size="40pt" officeooo:rsid="001dd9be" officeooo:paragraph-rsid="0020fcfe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32pt" officeooo:rsid="001dd9be" officeooo:paragraph-rsid="0020fcfe" style:font-size-asian="32pt" style:font-size-complex="32pt"/>
    </style:style>
    <style:style style:name="P3" style:family="paragraph" style:parent-style-name="Text_20_body">
      <style:text-properties officeooo:rsid="00224f6e" officeooo:paragraph-rsid="00224f6e"/>
    </style:style>
    <style:style style:name="P4" style:family="paragraph" style:parent-style-name="Text_20_body">
      <style:text-properties officeooo:rsid="002c8674" officeooo:paragraph-rsid="002c8674"/>
    </style:style>
    <style:style style:name="P5" style:family="paragraph" style:parent-style-name="Text_20_body">
      <style:text-properties officeooo:rsid="0023f59b" officeooo:paragraph-rsid="00242e81"/>
    </style:style>
    <style:style style:name="P6" style:family="paragraph" style:parent-style-name="Text_20_body">
      <style:text-properties officeooo:rsid="002495ff" officeooo:paragraph-rsid="002495ff"/>
    </style:style>
    <style:style style:name="P7" style:family="paragraph" style:parent-style-name="Text_20_body">
      <style:text-properties officeooo:rsid="00256ffa" officeooo:paragraph-rsid="00256ffa"/>
    </style:style>
    <style:style style:name="P8" style:family="paragraph" style:parent-style-name="Text_20_body">
      <style:text-properties officeooo:rsid="0027345b" officeooo:paragraph-rsid="0027345b"/>
    </style:style>
    <style:style style:name="P9" style:family="paragraph" style:parent-style-name="Text_20_body">
      <style:text-properties officeooo:rsid="0027d957" officeooo:paragraph-rsid="0027d957"/>
    </style:style>
    <style:style style:name="P10" style:family="paragraph" style:parent-style-name="Text_20_body">
      <style:text-properties officeooo:rsid="0027d957" officeooo:paragraph-rsid="002de0d4"/>
    </style:style>
    <style:style style:name="P11" style:family="paragraph" style:parent-style-name="Text_20_body">
      <style:text-properties officeooo:rsid="003158ee" officeooo:paragraph-rsid="003158ee"/>
    </style:style>
    <style:style style:name="P12" style:family="paragraph" style:parent-style-name="Text_20_body">
      <style:text-properties officeooo:rsid="00309184" officeooo:paragraph-rsid="00309184"/>
    </style:style>
    <style:style style:name="T1" style:family="text">
      <style:text-properties officeooo:rsid="0034c5f8"/>
    </style:style>
    <style:style style:name="T2" style:family="text">
      <style:text-properties officeooo:rsid="00373606"/>
    </style:style>
    <style:style style:name="T3" style:family="text">
      <style:text-properties officeooo:rsid="00256ffa"/>
    </style:style>
    <style:style style:name="T4" style:family="text">
      <style:text-properties officeooo:rsid="00242e81"/>
    </style:style>
    <style:style style:name="T5" style:family="text">
      <style:text-properties style:text-position="super 58%"/>
    </style:style>
    <style:style style:name="T6" style:family="text">
      <style:text-properties officeooo:rsid="00262b05"/>
    </style:style>
    <style:style style:name="T7" style:family="text">
      <style:text-properties officeooo:rsid="00390316"/>
    </style:style>
    <style:style style:name="T8" style:family="text">
      <style:text-properties officeooo:rsid="002ed59d"/>
    </style:style>
    <style:style style:name="T9" style:family="text">
      <style:text-properties officeooo:rsid="0039e47b"/>
    </style:style>
    <style:style style:name="T10" style:family="text">
      <style:text-properties officeooo:rsid="002ff89b"/>
    </style:style>
    <style:style style:name="T11" style:family="text">
      <style:text-properties officeooo:rsid="003b40f1"/>
    </style:style>
    <style:style style:name="T12" style:family="text">
      <style:text-properties officeooo:rsid="003de590"/>
    </style:style>
    <style:style style:name="T13" style:family="text">
      <style:text-properties officeooo:rsid="003fa530"/>
    </style:style>
    <style:style style:name="T14" style:family="text">
      <style:text-properties officeooo:rsid="004130a0"/>
    </style:style>
    <style:style style:name="T15" style:family="text">
      <style:text-properties officeooo:rsid="004177af"/>
    </style:style>
    <style:style style:name="T16" style:family="text">
      <style:text-properties officeooo:rsid="0027d957"/>
    </style:style>
    <style:style style:name="T17" style:family="text">
      <style:text-properties officeooo:rsid="0029a40b"/>
    </style:style>
    <style:style style:name="T18" style:family="text">
      <style:text-properties officeooo:rsid="002d2963"/>
    </style:style>
    <style:style style:name="T19" style:family="text">
      <style:text-properties officeooo:rsid="0031e20d"/>
    </style:style>
    <style:style style:name="T20" style:family="text">
      <style:text-properties officeooo:rsid="0042bbce"/>
    </style:style>
    <style:style style:name="T21" style:family="text">
      <style:text-properties officeooo:rsid="0043418c"/>
    </style:style>
    <style:style style:name="T22" style:family="text">
      <style:text-properties officeooo:rsid="003212d3"/>
    </style:style>
    <style:style style:name="T23" style:family="text">
      <style:text-properties officeooo:rsid="004489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Reflection Paper</text:p>
            <text:p text:style-name="P2">Neo Sahadeo</text:p>
          </table:table-cell>
        </table:table-row>
      </table:table>
      <text:h text:style-name="Heading_20_1" text:outline-level="1"><text:soft-page-break/>What did I learn</text:h>
      <text:p text:style-name="P3">Throughout this process I had to learn the topic and industry trend<text:span text:style-name="T1">s</text:span> of observability.</text:p>
      <text:p text:style-name="P4">I learnt that my skill of presenting <text:span text:style-name="T2">with </text:span>a script was not as good as I thought it was.</text:p>
      <text:h text:style-name="Heading_20_1" text:outline-level="1">How did my understanding of <text:span text:style-name="T3">o</text:span>bservability, <text:span text:style-name="T3">devops</text:span>, and communication</text:h>
      <text:p text:style-name="P5">During my research I gained a deeper understanding of observability. Before this project, I <text:span text:style-name="T4">knew </text:span>about the individual topics like logging, traces, and micro-services <text:span text:style-name="T4">but I</text:span> knew practically nothing about <text:span text:style-name="T4">the topic of </text:span>observability.</text:p>
      <text:p text:style-name="P6">The topic taught me about how observability will be used in devops and I related it to the projects that the 3<text:span text:style-name="T5">rd</text:span> years showed me.</text:p>
      <text:p text:style-name="P7">I also learnt some other key-points from my team-mates about their topics, such as Precious’s topic of agile development <text:span text:style-name="T6">and tools like Kanban and scrum practices.</text:span></text:p>
      <text:p text:style-name="P8">My level of my communications has changed as well. I can normally speak about things on my slides but I generally don’t have a script. This time over, I tried writing a script and memorising it which I found very difficult.</text:p>
      <text:p text:style-name="P8">During the presentation I stumbled over my words and found it hard to remember what I wrote down, <text:span text:style-name="T7">I then got embarrassed and this made it worse</text:span>. This evolved my understanding of my capabilities for scripted presentations is not as strong as I want it to be.</text:p>
      <text:p text:style-name="P8">For future presentations it will be beneficial for me to practise more, have something in my hand (probably a marker or a piece of paper), and have a backup plan.</text:p>
      <text:p text:style-name="P8">As for observability and devops, my future plans are to try and learn the tools that I mentioned, as I previously just read about it but I have no experience using it.</text:p>
      <text:h text:style-name="Heading_20_1" text:outline-level="1">Group Dynamics</text:h>
      <text:p text:style-name="P9">The group I was placed in were extremely stringent <text:span text:style-name="T8">about </text:span><text:span text:style-name="T9">their</text:span><text:span text:style-name="T8"> work</text:span>. Everyone in the group filled in the<text:span text:style-name="T10">ir</text:span> slides and got the<text:span text:style-name="T11">ir</text:span> work done well-in-advance <text:span text:style-name="T12">for</text:span> the final submission. <text:span text:style-name="T13">All group members</text:span> listened to the feedback <text:span text:style-name="T14">that we gave each-other.</text:span></text:p>
      <text:p text:style-name="P10">During the prep work the previous week the vibe of the group was very relaxed. <text:span text:style-name="T15">This made working on the slides pleasant.</text:span></text:p>
      <text:p text:style-name="P11">A point I can improve on is delegating and accurately describing how I wanted to slide to look like. I formatted the entire slide before I submitted the project to reduce the amount of text on the introduction and the conclusion. This is something that I will actively work to improve and keep-in-mind during our current projects we have this semester and any future activities I have with teams.</text:p>
      <text:p text:style-name="P11"><text:span text:style-name="T16"><text:line-break/>I was the main member lagging behind </text:span><text:span text:style-name="T17">as I did take the longest to fill in all my slides. </text:span><text:span text:style-name="T18">To improve on this in the future I will set a deadline for myself apart from the actual presentation date.</text:span></text:p>
      <text:p text:style-name="P10"/>
      <text:h text:style-name="Heading_20_1" text:outline-level="1"><text:soft-page-break/>Conclusion</text:h>
      <text:p text:style-name="P12">In summary, I learnt more about devops, observability, and my deficits. I have a good few points to learn from that being, scripted presenting (presentation skills in general), <text:span text:style-name="T19">delegating roles </text:span><text:span text:style-name="T20">which should include a</text:span><text:span text:style-name="T19"> layout </text:span><text:span text:style-name="T21">of</text:span><text:span text:style-name="T19"> my idea</text:span><text:span text:style-name="T22">s</text:span><text:span text:style-name="T19"> </text:span><text:span text:style-name="T23">for </text:span><text:span text:style-name="T19">how </text:span><text:span text:style-name="T22">I want the slide-show to look,</text:span><text:span text:style-name="T19"> </text:span>and time efficiency (getting the work done well before the time so I have enough time <text:s/>to practice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Source Han Sans CN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Source Han Sans CN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3T15:17:39.551206424</meta:creation-date>
    <dc:date>2025-03-13T16:47:29.334354020</dc:date>
    <meta:editing-duration>PT1H29M32S</meta:editing-duration>
    <meta:editing-cycles>41</meta:editing-cycles>
    <meta:generator>LibreOffice/25.2.0.3$Linux_X86_64 LibreOffice_project/e1cf4a87eb02d755bce1a01209907ea5ddc8f069</meta:generator>
    <meta:document-statistic meta:table-count="1" meta:image-count="0" meta:object-count="0" meta:page-count="3" meta:paragraph-count="20" meta:word-count="523" meta:character-count="2973" meta:non-whitespace-character-count="2468"/>
  </office:meta>
</office:document-meta>
</file>